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600000326A5477450DEE8C9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officeooo:rsid="0016eea5" officeooo:paragraph-rsid="0016eea5" style:font-size-asian="20pt" style:font-size-complex="2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6929in" svg:height="4.2472in" draw:z-index="0"><draw:image xlink:href="Pictures/10000000000004F600000326A5477450DEE8C98C.png" xlink:type="simple" xlink:show="embed" xlink:actuate="onLoad" draw:mime-type="image/png"/></draw:frame></text:p>
      <text:p text:style-name="P1"/>
      <text:p text:style-name="P1"/>
      <text:p text:style-name="P1"/>
      <text:p text:style-name="P1">Call for assistance: ______________________</text:p>
      <text:p text:style-name="P1"/>
      <text:p text:style-name="P1"/>
      <text:p text:style-name="P1"/>
      <text:p text:style-name="P1">Directions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13:27:57.824000000</meta:creation-date>
    <meta:print-date>2023-08-20T13:39:46.118000000</meta:print-date>
    <dc:date>2023-08-20T13:41:13.583000000</dc:date>
    <meta:editing-duration>PT13M16S</meta:editing-duration>
    <meta:editing-cycles>1</meta:editing-cycles>
    <meta:document-statistic meta:table-count="0" meta:image-count="1" meta:object-count="0" meta:page-count="1" meta:paragraph-count="2" meta:word-count="5" meta:character-count="54" meta:non-whitespace-character-count="51"/>
    <meta:generator>LibreOffice/7.5.5.2$Windows_x86 LibreOffice_project/ca8fe7424262805f223b9a2334bc7181abbcbf5e</meta:generator>
  </office:meta>
</office:document-meta>
</file>